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61f06" officeooo:paragraph-rsid="00161f06"/>
    </style:style>
    <style:style style:name="P2" style:family="paragraph" style:parent-style-name="Standard">
      <style:text-properties officeooo:rsid="00161f06" officeooo:paragraph-rsid="00161f06"/>
    </style:style>
    <style:style style:name="P3" style:family="paragraph" style:parent-style-name="Standard">
      <style:text-properties officeooo:rsid="001754b4" officeooo:paragraph-rsid="00161f06"/>
    </style:style>
    <style:style style:name="P4" style:family="paragraph" style:parent-style-name="Standard">
      <style:text-properties officeooo:rsid="000940d6" officeooo:paragraph-rsid="00179c31"/>
    </style:style>
    <style:style style:name="P5" style:family="paragraph" style:parent-style-name="Standard">
      <style:text-properties officeooo:rsid="00179c31" officeooo:paragraph-rsid="00179c31"/>
    </style:style>
    <style:style style:name="P6" style:family="paragraph" style:parent-style-name="Standard">
      <style:text-properties officeooo:rsid="0018ce17" officeooo:paragraph-rsid="0018ce17"/>
    </style:style>
    <style:style style:name="P7" style:family="paragraph" style:parent-style-name="Standard">
      <style:text-properties officeooo:rsid="0018ce17" officeooo:paragraph-rsid="001b496c"/>
    </style:style>
    <style:style style:name="P8" style:family="paragraph" style:parent-style-name="Standard">
      <style:text-properties officeooo:rsid="0018e380" officeooo:paragraph-rsid="0018e380"/>
    </style:style>
    <style:style style:name="P9" style:family="paragraph" style:parent-style-name="Standard">
      <style:text-properties officeooo:rsid="00197c4c" officeooo:paragraph-rsid="00197c4c"/>
    </style:style>
    <style:style style:name="P10" style:family="paragraph" style:parent-style-name="Standard">
      <style:text-properties officeooo:rsid="001cd218" officeooo:paragraph-rsid="001cd218"/>
    </style:style>
    <style:style style:name="P11" style:family="paragraph" style:parent-style-name="Standard">
      <style:text-properties officeooo:rsid="0025c552" officeooo:paragraph-rsid="003ef3b8"/>
    </style:style>
    <style:style style:name="P12" style:family="paragraph" style:parent-style-name="Standard">
      <style:text-properties officeooo:rsid="0027a42a" officeooo:paragraph-rsid="003ef3b8"/>
    </style:style>
    <style:style style:name="P13" style:family="paragraph" style:parent-style-name="Standard">
      <style:text-properties officeooo:rsid="002bfcbc" officeooo:paragraph-rsid="002bfcbc"/>
    </style:style>
    <style:style style:name="P14" style:family="paragraph" style:parent-style-name="Standard">
      <style:text-properties officeooo:rsid="002c666f" officeooo:paragraph-rsid="002c666f"/>
    </style:style>
    <style:style style:name="P15" style:family="paragraph" style:parent-style-name="Standard">
      <style:text-properties officeooo:rsid="002ce955" officeooo:paragraph-rsid="003ef3b8"/>
    </style:style>
    <style:style style:name="P16" style:family="paragraph" style:parent-style-name="Standard">
      <style:text-properties officeooo:rsid="002ce955" officeooo:paragraph-rsid="004d1a31"/>
    </style:style>
    <style:style style:name="P17" style:family="paragraph" style:parent-style-name="Standard">
      <style:text-properties officeooo:rsid="002de262" officeooo:paragraph-rsid="003ef3b8"/>
    </style:style>
    <style:style style:name="P18" style:family="paragraph" style:parent-style-name="Standard">
      <style:text-properties officeooo:rsid="002f2a55" officeooo:paragraph-rsid="003ef3b8"/>
    </style:style>
    <style:style style:name="P19" style:family="paragraph" style:parent-style-name="Standard">
      <style:text-properties officeooo:rsid="0035e7e0" officeooo:paragraph-rsid="003cbdc8"/>
    </style:style>
    <style:style style:name="P20" style:family="paragraph" style:parent-style-name="Standard">
      <style:text-properties officeooo:rsid="0035e7e0" officeooo:paragraph-rsid="003ef3b8"/>
    </style:style>
    <style:style style:name="P21" style:family="paragraph" style:parent-style-name="Standard">
      <style:text-properties officeooo:rsid="0038cd42" officeooo:paragraph-rsid="003ef3b8"/>
    </style:style>
    <style:style style:name="P22" style:family="paragraph" style:parent-style-name="Standard">
      <style:text-properties officeooo:rsid="003972b4" officeooo:paragraph-rsid="003ef3b8"/>
    </style:style>
    <style:style style:name="P23" style:family="paragraph" style:parent-style-name="Standard">
      <style:text-properties officeooo:rsid="003cbdc8" officeooo:paragraph-rsid="003cbdc8"/>
    </style:style>
    <style:style style:name="P24" style:family="paragraph" style:parent-style-name="Standard">
      <style:text-properties officeooo:rsid="003ea1cb" officeooo:paragraph-rsid="003ea1cb"/>
    </style:style>
    <style:style style:name="P25" style:family="paragraph" style:parent-style-name="Standard">
      <style:text-properties officeooo:rsid="003ea1cb" officeooo:paragraph-rsid="0043598c"/>
    </style:style>
    <style:style style:name="P26" style:family="paragraph" style:parent-style-name="Standard">
      <style:text-properties officeooo:rsid="003ea1cb" officeooo:paragraph-rsid="00644181"/>
    </style:style>
    <style:style style:name="P27" style:family="paragraph" style:parent-style-name="Standard">
      <style:text-properties officeooo:rsid="003ef3b8" officeooo:paragraph-rsid="003ef3b8"/>
    </style:style>
    <style:style style:name="P28" style:family="paragraph" style:parent-style-name="Standard">
      <style:text-properties officeooo:rsid="0043598c" officeooo:paragraph-rsid="0043598c"/>
    </style:style>
    <style:style style:name="P29" style:family="paragraph" style:parent-style-name="Standard">
      <style:text-properties officeooo:rsid="005bbf61" officeooo:paragraph-rsid="005bbf61"/>
    </style:style>
    <style:style style:name="P30" style:family="paragraph" style:parent-style-name="Standard">
      <style:text-properties officeooo:rsid="005d99ea" officeooo:paragraph-rsid="005d99ea"/>
    </style:style>
    <style:style style:name="P31" style:family="paragraph" style:parent-style-name="Standard">
      <style:text-properties officeooo:rsid="003cbdc8" officeooo:paragraph-rsid="003f8d50"/>
    </style:style>
    <style:style style:name="P32" style:family="paragraph" style:parent-style-name="Standard">
      <style:text-properties officeooo:rsid="005d99ea" officeooo:paragraph-rsid="00517666"/>
    </style:style>
    <style:style style:name="P33" style:family="paragraph" style:parent-style-name="Standard">
      <style:text-properties officeooo:rsid="005d99ea" officeooo:paragraph-rsid="00644181"/>
    </style:style>
    <style:style style:name="P34" style:family="paragraph" style:parent-style-name="Standard">
      <style:text-properties officeooo:rsid="00644181" officeooo:paragraph-rsid="00644181"/>
    </style:style>
    <style:style style:name="P35" style:family="paragraph" style:parent-style-name="Standard">
      <style:text-properties officeooo:rsid="0064c74b" officeooo:paragraph-rsid="0064c74b"/>
    </style:style>
    <style:style style:name="P36" style:family="paragraph" style:parent-style-name="Standard">
      <style:text-properties officeooo:rsid="00161f06" officeooo:paragraph-rsid="00161f06"/>
    </style:style>
    <style:style style:name="T1" style:family="text">
      <style:text-properties officeooo:rsid="00179c31"/>
    </style:style>
    <style:style style:name="T2" style:family="text">
      <style:text-properties officeooo:rsid="0018e380"/>
    </style:style>
    <style:style style:name="T3" style:family="text">
      <style:text-properties officeooo:rsid="001b496c"/>
    </style:style>
    <style:style style:name="T4" style:family="text">
      <style:text-properties officeooo:rsid="001ebc75"/>
    </style:style>
    <style:style style:name="T5" style:family="text">
      <style:text-properties officeooo:rsid="00206813"/>
    </style:style>
    <style:style style:name="T6" style:family="text">
      <style:text-properties officeooo:rsid="00220727"/>
    </style:style>
    <style:style style:name="T7" style:family="text">
      <style:text-properties officeooo:rsid="00233e26"/>
    </style:style>
    <style:style style:name="T8" style:family="text">
      <style:text-properties officeooo:rsid="0023f199"/>
    </style:style>
    <style:style style:name="T9" style:family="text">
      <style:text-properties officeooo:rsid="0027a42a"/>
    </style:style>
    <style:style style:name="T10" style:family="text">
      <style:text-properties officeooo:rsid="002c666f"/>
    </style:style>
    <style:style style:name="T11" style:family="text">
      <style:text-properties officeooo:rsid="002ce955"/>
    </style:style>
    <style:style style:name="T12" style:family="text">
      <style:text-properties officeooo:rsid="002de262"/>
    </style:style>
    <style:style style:name="T13" style:family="text">
      <style:text-properties officeooo:rsid="002f2a55"/>
    </style:style>
    <style:style style:name="T14" style:family="text">
      <style:text-properties officeooo:rsid="00311d77"/>
    </style:style>
    <style:style style:name="T15" style:family="text">
      <style:text-properties officeooo:rsid="0035e7e0"/>
    </style:style>
    <style:style style:name="T16" style:family="text">
      <style:text-properties officeooo:rsid="00386281"/>
    </style:style>
    <style:style style:name="T17" style:family="text">
      <style:text-properties officeooo:rsid="003b7168"/>
    </style:style>
    <style:style style:name="T18" style:family="text">
      <style:text-properties officeooo:rsid="003bbd82"/>
    </style:style>
    <style:style style:name="T19" style:family="text">
      <style:text-properties officeooo:rsid="003cbdc8"/>
    </style:style>
    <style:style style:name="T20" style:family="text">
      <style:text-properties officeooo:rsid="00417aa7"/>
    </style:style>
    <style:style style:name="T21" style:family="text">
      <style:text-properties officeooo:rsid="0043598c"/>
    </style:style>
    <style:style style:name="T22" style:family="text">
      <style:text-properties officeooo:rsid="0045180b"/>
    </style:style>
    <style:style style:name="T23" style:family="text">
      <style:text-properties officeooo:rsid="0045c9fb"/>
    </style:style>
    <style:style style:name="T24" style:family="text">
      <style:text-properties officeooo:rsid="0047625b"/>
    </style:style>
    <style:style style:name="T25" style:family="text">
      <style:text-properties officeooo:rsid="00480de4"/>
    </style:style>
    <style:style style:name="T26" style:family="text">
      <style:text-properties officeooo:rsid="00493b5e"/>
    </style:style>
    <style:style style:name="T27" style:family="text">
      <style:text-properties officeooo:rsid="004aa4c1"/>
    </style:style>
    <style:style style:name="T28" style:family="text">
      <style:text-properties officeooo:rsid="004b5c43"/>
    </style:style>
    <style:style style:name="T29" style:family="text">
      <style:text-properties officeooo:rsid="004ba298"/>
    </style:style>
    <style:style style:name="T30" style:family="text">
      <style:text-properties officeooo:rsid="004be9cb"/>
    </style:style>
    <style:style style:name="T31" style:family="text">
      <style:text-properties officeooo:rsid="004d1a31"/>
    </style:style>
    <style:style style:name="T32" style:family="text">
      <style:text-properties officeooo:rsid="00521ce5"/>
    </style:style>
    <style:style style:name="T33" style:family="text">
      <style:text-properties officeooo:rsid="00586ab6"/>
    </style:style>
    <style:style style:name="T34" style:family="text">
      <style:text-properties officeooo:rsid="005cd729"/>
    </style:style>
    <style:style style:name="T35" style:family="text">
      <style:text-properties officeooo:rsid="005d99ea"/>
    </style:style>
    <style:style style:name="T36" style:family="text">
      <style:text-properties officeooo:rsid="0064c74b"/>
    </style:style>
    <style:style style:name="T37" style:family="text">
      <style:text-properties officeooo:rsid="0068f629"/>
    </style:style>
    <style:style style:name="T38" style:family="text">
      <style:text-properties officeooo:rsid="006c066b"/>
    </style:style>
    <style:style style:name="T39" style:family="text">
      <style:text-properties officeooo:rsid="006d2144"/>
    </style:style>
    <style:style style:name="T40" style:family="text">
      <style:text-properties officeooo:rsid="006d61a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hey are connoisseurs of writing in Imulai Mokarengen, the city whose name means <text:span text:style-name="Emphasis">inkblot of the gods.</text:span></text:p>
      <text:p text:style-name="Text_20_body">The city lies at the galaxy’s dust-stranded edge, enfolding a moon that used to be a world, or a world that used to be a moon; no one is certain anymore. In the mornings its skies are radiant with clouds like the plumage of a bird ever-rising, and in the evenings the stars scatter light across skies stitched and unstitched by the comings and goings of fire-winged starships. Its walls are made of metal the color of undyed silk, and its streets bloom with aleatory lights, small solemn symphonies, the occasional duel.</text:p>
      <text:p text:style-name="Text_20_body">Imulai Mokarengen has been unmolested for over a hundred years. People come to listen to the minstrels and drink tea-of-moments-unraveling, to admire the statues of shapeshifting tigers and their pliant lovers, to look for small maps to great fortunes at the intersections of curving roads. Even the duelists confront each other in fights knotted by ceremony and the exchange of poetry.</text:p>
      <text:p text:style-name="Text_20_body">But now the starships that hunt each other in the night of nights have set their dragon eyes upon Imulai Mokarengen, desiring to possess its arts, and the city is unmolested no more.</text:p>
      <text:p text:style-name="P2"/>
      <text:p text:style-name="P2"/>
      <text:p text:style-name="P2">Are we sure the resistance leader is here?</text:p>
      <text:p text:style-name="P2">Affirmative. Our surveillance leaves no doubt.</text:p>
      <text:p text:style-name="P2">I guess it's fitting that the head of a writers' guild would seek refuge in a library. But books won't be any sort of protection against our hunk of rust here.</text:p>
      <text:p text:style-name="P2"/>
      <text:p text:style-name="P2">Hey, .... Time to upload a new protocol.</text:p>
      <text:p text:style-name="P2">(eyes flash red)</text:p>
      <text:p text:style-name="P2">New Protocol: Eliminate<text:span text:style-name="T6"> Imakulai</text:span> Resistance Leader</text:p>
      <text:p text:style-name="P2">After you, robot friend.</text:p>
      <text:p text:style-name="P3"/>
      <text:p text:style-name="P8">This place is creepy as hell. Ssh... Do you hear something?</text:p>
      <text:p text:style-name="P8">That's odd, it <text:span text:style-name="T8">sounds like...</text:span> <text:span text:style-name="T7">....</text:span>like scissors cutting paper. I swear, have a bad feeling about all this.</text:p>
      <text:p text:style-name="P8"/>
      <text:p text:style-name="P28">So I decided to try a 3-month challenge where I have to program an original video game for gba hardware. I'm too lazy to program collisions and physics, so I want to make a <text:span text:style-name="T36">simple card game.</text:span> Here's a rough draft<text:span text:style-name="T35"> of a design document</text:span>. One or two mechanics are only possible as a digital game; other than that, this could easily be a physical "build a bag" <text:span text:style-name="T32">board </text:span>game.</text:p>
      <text:p text:style-name="P8"/>
      <text:p text:style-name="P14">KNIGHT OWLS</text:p>
      <text:p text:style-name="P14">a simple 1v1 video game with mechanics inspired by <text:span text:style-name="T18">Star Realms, and also by </text:span>Quacks of Quedlinb<text:span text:style-name="T35">u</text:span>rg, which I should probably play. oh well<text:span text:style-name="T21">. there'll be local PVP, and then if I have time, I'll add player-versus-ai as well.<text:line-break/><text:line-break/>PREGAME PHASE</text:span></text:p>
      <text:p text:style-name="P14">Three cards are flipped over from the mercenary deck onto the table. <text:span text:style-name="T11">With the magic of algorithms, at</text:span> least one card will be guaranteed to be buyable with<text:span text:style-name="T39"> 4</text:span> or less food <text:span text:style-name="T13">at all times </text:span>- this guarantees that <text:span text:style-name="T11">you will always be able to buy SOMETHING. Also, at least one card will be guaranteed to cost at least 8 food - this guarantees that there will always be something quality you can buy with a lot of dough</text:span></text:p>
      <text:p text:style-name="P14"/>
      <text:p text:style-name="P27"><text:soft-page-break/>STARTING TREE</text:p>
      <text:p text:style-name="P27">Both players have a "tree" of owls, containing: 4<text:span text:style-name="T17"> warrior</text:span>, 2 <text:span text:style-name="T17">heavy warrior,</text:span> 4 scout<text:span text:style-name="T21"> (see card descriptions at bottom)</text:span></text:p>
      <text:p text:style-name="P13"><text:line-break/><text:span text:style-name="T18">ARMY-BUILDING</text:span> PHASE</text:p>
      <text:p text:style-name="P14">The game never bothers explaining the concept of "active player" but one player chosen at random is the active player (and then active player switches back and forth for the remainder of the game)</text:p>
      <text:p text:style-name="P14">Active player goes first, choosing between "shake tree" and "pass." (there is also "examine tree" option<text:span text:style-name="T14"> which will give details about your owls.</text:span>)<text:span text:style-name="T19"> "Shake tree" makes a random owl fall from your tree onto your boat, joining your army.</text:span></text:p>
      <text:p text:style-name="P28">In addition to fighting, <text:span text:style-name="T37">almost every</text:span> owl in your army will gather 1 food for you. </text:p>
      <text:p text:style-name="P14"/>
      <text:p text:style-name="P13"><text:span text:style-name="T37">HUD </text:span>numbers at bottom<text:span text:style-name="T21"> of screen</text:span>: food <text:span text:style-name="T22">icon </text:span>with plus sign showing how much you'll get<text:span text:style-name="T15"> this turn, number indicating your combat power</text:span></text:p>
      <text:p text:style-name="P13"/>
      <text:p text:style-name="P19">If your total weight is 5 or greater, your boat sinks. You do no damage and get no benefit from your owls (other than the 1 guaranteed gather for each owl)<text:span text:style-name="T23">. very blackjack style mechanic<text:line-break/><text:line-break/>COMBAT PHASE<text:line-break/>if both boats sank, nothing happens</text:span></text:p>
      <text:p text:style-name="P23">if one boat sank, the other deals damage equal to its power to the opposite tree (player)</text:p>
      <text:p text:style-name="P31">if no boats sank, then both armies clash; their power cancels each other out and any leftover is done to the opposing tree (player).<text:line-break/>If a tree is reduced to 0 HP, the other team wins the game.<text:line-break/>At end of this round, all owls are returned to their owners' trees<text:line-break/><text:line-break/>BUY PHASE</text:p>
      <text:p text:style-name="P23">Whatever player won combat phase<text:span text:style-name="T20">,</text:span> <text:span text:style-name="T33">gets to choose whether to buy first or second. (If there's a juicy option, you'll want to buy first, and otherwise, you'll want to buy second so that the other player might buy the bad card, uncovering a good one for you.)</text:span> <text:span text:style-name="T33">In this order, both players buy as much as they want from among the mercenaries until they choose not to buy anything more. When a player buys an owl, it is added to that player's tree, and a new random mercenary becomes available for purchase. Food empties from both players' pools at the end of this phase.</text:span></text:p>
      <text:p text:style-name="P24"><text:line-break/>PAIN POINTS<text:span text:style-name="T38"> / CHALLENGES</text:span></text:p>
      <text:p text:style-name="P25"><text:span text:style-name="T35">-</text:span>It's possible that both players continuously come close to each other in combat damage, making<text:span text:style-name="T24"> their damage cancel out and </text:span>a game last potentially forever. Hmmm... Maybe <text:span text:style-name="T25">damage shouldn't cancel, and </text:span>players should always do full damage to each other? But that leads to the risk of games frequently ending in draws. Players could take back-and-forth turns, like Star Realms. Or maybe a victory point option is the solution (but I hate introducing a new mechanic like this)</text:p>
      <text:p text:style-name="P32">-Also a pain point that could very easily happen, is you buy a lot of cool owls, and you never really draw them. (At least in star realms you're guaranteed to hit your cool cards)<text:line-break/>-Another pain point is the simple fact that this game is not very deep - I feel like it is very hard to fall behind because you made a bad decision. Perhaps cards that depend on synergy with other cards is needed</text:p>
      <text:p text:style-name="P30">-Also, I think it will be tough to reward people who like to play a slow style, where they build up their economy to buy expensive cards.<text:span text:style-name="T39"> How do I make a 9-cost owl better than 3 3-cost owls? Ideally, carefully planning for the future would be a bit better than buying all owls with high attack, UNLESS the aggro player does a few tricks to improve their situation</text:span></text:p>
      <text:p text:style-name="P33"><text:soft-page-break/>-Finally: I want it to be correct to press your luck 50% of the time or so. 3% is bad, and 97% is bad. This should not be an easy decision; there needs to be a cost to pay when your boat sinks, but it can't be a game-losing cost. This will be tough to balance, especially near the end of the game when the cost of sinking naturally increases (because sinking reduces damage and damage is all that matters at the end of the game)</text:p>
      <text:p text:style-name="P26"/>
      <text:p text:style-name="P34">POSSIBLE PERSISTENCE OF DECKS BETWEEN GAMES</text:p>
      <text:p text:style-name="P35">The GBA form factor is good for people who want to have the option to build their own decks, upgrading the cards over time (like magic or yu gi oh). But because decks are built while the game is running, persistence is an issue without an obvious solution. Two options are: A) You get to choose the cards in your starting deck (as long as there is several 2 weight owls, several 1 weight owls, etcetera) and B) You get to pick a "general" that gives buffs during the game.</text:p>
      <text:p text:style-name="P35"><text:line-break/>But if the goal is "have the game evolve over time", then perhaps a better option would be to alter the playground instead. Different enemies you face use different units, there are unique arena mechanics, etc.<text:line-break/><text:line-break/>ALL CARDS (I will implement the simple ones first, and add more complex ones as time permits)</text:p>
      <text:p text:style-name="P11"><text:span text:style-name="T11">(cost: 1 food) </text:span>warrior: <text:span text:style-name="T11">2</text:span> <text:span text:style-name="T18">power</text:span>, <text:span text:style-name="T9">1</text:span> weight</text:p>
      <text:p text:style-name="P11"><text:span text:style-name="T11">(1 food) </text:span>heavy warrior: <text:span text:style-name="T26">5</text:span> <text:span text:style-name="T18">power</text:span>, <text:span text:style-name="T9">2</text:span> weight<text:span text:style-name="T38">, 1 extra gather</text:span></text:p>
      <text:p text:style-name="P12"><text:span text:style-name="T11">(3 food) </text:span>scout: 0 weight<text:span text:style-name="T10">, 0 power (birds like this with 0 weight have a flying animation. note that although scouts do no damage, they are still useful because they get you 1 food, along with every other owl)</text:span></text:p>
      <text:p text:style-name="P15">(<text:span text:style-name="T38">3</text:span> food) forager: 1 weight, 1 <text:span text:style-name="T18">power</text:span>, <text:span text:style-name="T27">2</text:span> extra gather</text:p>
      <text:p text:style-name="P15">(<text:span text:style-name="T38">3</text:span> food) captain: 1 weight, 1 <text:span text:style-name="T18">power</text:span> for every "warrior" in your tree or army</text:p>
      <text:p text:style-name="P18">(<text:span text:style-name="T38">3</text:span> food) scout leader: 1 weight, <text:span text:style-name="T27">1 power (5 if you have at least 3 other scouts out)</text:span></text:p>
      <text:p text:style-name="P15">(<text:span text:style-name="T38">3</text:span> food) light warrior: 2 <text:span text:style-name="T18">power</text:span>, 0 weight, no gather</text:p>
      <text:p text:style-name="P29">(<text:span text:style-name="T38">3</text:span> food) squire: 0 power, 0 weight, 0 gather, your next pull is at -1 weight<text:span text:style-name="T34"> (maybe problematic)</text:span></text:p>
      <text:p text:style-name="P15">(<text:span text:style-name="T38">4</text:span> food) <text:span text:style-name="T12">very</text:span> heavy warrior: 12 <text:span text:style-name="T18">power</text:span>, 3 weight<text:span text:style-name="T38">, 1 extra gather</text:span></text:p>
      <text:p text:style-name="P15">(<text:span text:style-name="T40">8</text:span> food) saboteur: 0 weight, 0 <text:span text:style-name="T18">power</text:span>, adds 1 weight to enemy's boat<text:span text:style-name="T30"> (possibly problematic design)</text:span></text:p>
      <text:p text:style-name="P16">(<text:span text:style-name="T40">6</text:span> food) spy:<text:span text:style-name="T28"> 0 weight, 0 power, during this round,</text:span> enemy has 50% chance to draw 2 cards instead of 1<text:span text:style-name="T16"> (does not stack with other spies)<text:line-break/></text:span>(<text:span text:style-name="T40">6</text:span> food) <text:span text:style-name="T31">aviator</text:span>:<text:span text:style-name="T28"> 0 weight, 0 power, during this round,</text:span> <text:span text:style-name="T31">your owls have a 20% chance not to <text:s/>have any weight (alternate design: after shaking the tree, you'll have a 20% chance to get a different owl instead)</text:span></text:p>
      <text:p text:style-name="P15">(<text:span text:style-name="T40">5</text:span> food) supply specialist: <text:span text:style-name="T12">0 weight, 2 extra gather</text:span></text:p>
      <text:p text:style-name="P17">(<text:span text:style-name="T40">10</text:span> food) <text:span text:style-name="T13">assassin</text:span>: 12 <text:span text:style-name="T18">power</text:span>, 0 weight</text:p>
      <text:p text:style-name="P20">(<text:span text:style-name="T40">7</text:span> food) bombardier: 6 <text:span text:style-name="T18">power</text:span>, 0 weight</text:p>
      <text:p text:style-name="P22">(<text:span text:style-name="T40">9</text:span> food) builder:<text:span text:style-name="T18"> 0 weight,</text:span> your boat gains +1 capacity<text:span text:style-name="T30"> (possibly problematic design)</text:span></text:p>
      <text:p text:style-name="P21">(<text:span text:style-name="T40">9</text:span> food) warlord: 1 weight, 3 <text:span text:style-name="T18">power</text:span> for every warrior in your tree or army</text:p>
      <text:p text:style-name="P21">(<text:span text:style-name="T40">6</text:span> food) champion: <text:span text:style-name="T29">0 weight, 2 power, </text:span>when played, your opponent sends their highest-cost owl back to their t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4T09:40:04.017000000</meta:creation-date>
    <dc:date>2021-04-18T14:59:17.326000000</dc:date>
    <meta:editing-duration>PT19H42M47S</meta:editing-duration>
    <meta:editing-cycles>65</meta:editing-cycles>
    <meta:generator>LibreOffice/6.2.8.2$Windows_X86_64 LibreOffice_project/f82ddfca21ebc1e222a662a32b25c0c9d20169ee</meta:generator>
    <meta:document-statistic meta:table-count="0" meta:image-count="0" meta:object-count="0" meta:page-count="3" meta:paragraph-count="53" meta:word-count="1598" meta:character-count="8774" meta:non-whitespace-character-count="7220"/>
  </office:meta>
</office:document-meta>
</file>